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0a44" officeooo:paragraph-rsid="001c0a44"/>
    </style:style>
    <style:style style:name="P2" style:family="paragraph" style:parent-style-name="Standard">
      <style:text-properties officeooo:rsid="001c580b" officeooo:paragraph-rsid="001c5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Le métaverse et son impact : </text:p>
      <text:p text:style-name="P1"/>
      <text:p text:style-name="P1">On entend peu parler du métaverse aujourd’hui ; il y a quelques années pourtant, cette innovation de la société de Max Zuckerberg faisait toutes les unes. </text:p>
      <text:p text:style-name="P1">Comment expliquer cet effet soufflé ? </text:p>
      <text:p text:style-name="P1"/>
      <text:p text:style-name="P1"/>
      <text:p text:style-name="P1">Metavers and its impact on technologies : </text:p>
      <text:p text:style-name="P1"/>
      <text:p text:style-name="P1">Who hears about metaverse nowadays ? Maybe the few people who are wondering if the project still exists ? </text:p>
      <text:p text:style-name="P1"/>
      <text:p text:style-name="P1">For those wondering what it is, here is a short answer : it is this wannabe large-sclae project of a virtual world on the model of Facebook, where people can interact, share, etc. in what seemed like a Second Life 2.0. </text:p>
      <text:p text:style-name="P1"/>
      <text:p text:style-name="P1">It was supposed to be immersive, interative, persistent, open. </text:p>
      <text:p text:style-name="P1"/>
      <text:p text:style-name="P1">Ans so it was also supposed to realize a do-over of a lot of the aspects of our society, in work, education, entertainment, sociabilisation. </text:p>
      <text:p text:style-name="P1"/>
      <text:p text:style-name="P2">Work : creating working hubs for meetings, courses, work spaces;</text:p>
      <text:p text:style-name="P2">Education : letting students learn in a more immersive and interactive way.</text:p>
      <text:p text:style-name="P2">Letting teachers create entire worlds to explore and learn in funnier way.</text:p>
      <text:p text:style-name="P2">Entertainment : offering new ways in leisures , accessing to media, and games.</text:p>
      <text:p text:style-name="P2">Sociabilisation : it could allow people to connect with other people in more immersive ways : they could be able to meet, talk, play and participate in a lot of other activities in a more realistic and stimulating way.</text:p>
      <text:p text:style-name="P2"/>
      <text:p text:style-name="P2">But all of this promises thaht come into a big one, that of a true digital revolution, just seem to have fell flat, just like a big soufflé, as one would say in french. </text:p>
      <text:p text:style-name="P2"/>
      <text:p text:style-name="P2">Why ? Well, is it useful, or necessary, or possible, or is there a high demand or need for it ? </text:p>
      <text:p text:style-name="P2"/>
      <text:p text:style-name="P2"/>
      <text:p text:style-name="P2"><text:tab/>One critical flaw that would come to mind could simply be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7T14:55:30.226000000</meta:creation-date>
    <dc:date>2023-09-07T15:54:40.409000000</dc:date>
    <meta:editing-duration>PT38M9S</meta:editing-duration>
    <meta:editing-cycles>1</meta:editing-cycles>
    <meta:document-statistic meta:table-count="0" meta:image-count="0" meta:object-count="0" meta:page-count="1" meta:paragraph-count="16" meta:word-count="290" meta:character-count="1626" meta:non-whitespace-character-count="1340"/>
    <meta:generator>LibreOffice/7.1.6.2$Windows_x86 LibreOffice_project/0e133318fcee89abacd6a7d077e292f1145735c3</meta:generator>
  </office:meta>
</office:document-meta>
</file>